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9pt" style:font-size-asian="9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9" style:parent-style-name="LO-Normal" style:family="paragraph">
      <style:paragraph-properties fo:margin-bottom="0in" fo:margin-right="-1.1812in"/>
    </style:style>
    <style:style style:name="T350" style:parent-style-name="Fonteparág.padrão" style:family="text">
      <style:text-properties fo:font-weight="bold" style:font-weight-asian="bold" fo:font-size="9pt" style:font-size-asian="9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BR2420795193272</text:p>
        </text:list-item>
        <text:list-item>
          <text:p text:style-name="P307">BR245914419537B</text:p>
        </text:list-item>
        <text:list-item>
          <text:p text:style-name="P308">BR241587625044E</text:p>
        </text:list-item>
        <text:list-item>
          <text:p text:style-name="P309">BR2459427112189</text:p>
        </text:list-item>
        <text:list-item>
          <text:p text:style-name="P310">BR2407393958712</text:p>
        </text:list-item>
        <text:list-item>
          <text:p text:style-name="P311">BR2420255220115</text:p>
        </text:list-item>
        <text:list-item>
          <text:p text:style-name="P312">BR248782430781B</text:p>
        </text:list-item>
        <text:list-item>
          <text:p text:style-name="P313">BR245717838223A</text:p>
        </text:list-item>
        <text:list-item>
          <text:p text:style-name="P314">BR2421306160695</text:p>
        </text:list-item>
        <text:list-item>
          <text:p text:style-name="P315">BR2459759920039</text:p>
        </text:list-item>
        <text:list-item>
          <text:p text:style-name="P316">BR2431296396850</text:p>
        </text:list-item>
        <text:list-item>
          <text:p text:style-name="P317">BR2415398496985</text:p>
        </text:list-item>
        <text:list-item>
          <text:p text:style-name="P318">BR241930528288W</text:p>
        </text:list-item>
        <text:list-item>
          <text:p text:style-name="P319">BR244589976360B</text:p>
        </text:list-item>
        <text:list-item>
          <text:p text:style-name="P320">BR243963764456M</text:p>
        </text:list-item>
        <text:list-item>
          <text:p text:style-name="P321">BR2422089976303</text:p>
        </text:list-item>
        <text:list-item>
          <text:p text:style-name="P322">BR246065154522E</text:p>
        </text:list-item>
        <text:list-item>
          <text:p text:style-name="P323">BR248430945092S</text:p>
        </text:list-item>
        <text:list-item>
          <text:p text:style-name="P324">BR248638496540A</text:p>
        </text:list-item>
        <text:list-item>
          <text:p text:style-name="P325">BR2437642921952</text:p>
        </text:list-item>
        <text:list-item>
          <text:p text:style-name="P326">BR248915205080D</text:p>
        </text:list-item>
        <text:list-item>
          <text:p text:style-name="P327">BR248876978042M</text:p>
        </text:list-item>
        <text:list-item>
          <text:p text:style-name="P328">BR244006321228I</text:p>
        </text:list-item>
        <text:list-item>
          <text:p text:style-name="P329">BR2419911902749</text:p>
        </text:list-item>
        <text:list-item>
          <text:p text:style-name="P330">BR241554689290N</text:p>
        </text:list-item>
        <text:list-item>
          <text:p text:style-name="P331">BR2467002540017</text:p>
        </text:list-item>
        <text:list-item>
          <text:p text:style-name="P332">BR247117064242G</text:p>
        </text:list-item>
        <text:list-item>
          <text:p text:style-name="P333">BR241137254567Y</text:p>
        </text:list-item>
        <text:list-item>
          <text:p text:style-name="P334">BR245542114444C</text:p>
        </text:list-item>
        <text:list-item>
          <text:p text:style-name="P335">BR244009399332O</text:p>
        </text:list-item>
        <text:list-item>
          <text:p text:style-name="P336">BR249983187348A</text:p>
        </text:list-item>
        <text:list-item>
          <text:p text:style-name="P337">BR248007977757P</text:p>
        </text:list-item>
        <text:list-item>
          <text:p text:style-name="P338">BR246981102018U</text:p>
        </text:list-item>
        <text:list-item>
          <text:p text:style-name="P339">BR242989556296T</text:p>
        </text:list-item>
        <text:list-item>
          <text:p text:style-name="P340">BR248098364705D</text:p>
        </text:list-item>
        <text:list-item>
          <text:p text:style-name="P341">BR245011088701E</text:p>
        </text:list-item>
        <text:list-item>
          <text:p text:style-name="P342">BR242303343927M</text:p>
        </text:list-item>
        <text:list-item>
          <text:p text:style-name="P343">BR2495632906309</text:p>
        </text:list-item>
        <text:list-item>
          <text:p text:style-name="P344">BR248636629591O</text:p>
        </text:list-item>
        <text:list-item>
          <text:p text:style-name="P345">BR241597831797R</text:p>
        </text:list-item>
        <text:list-item>
          <text:p text:style-name="P346">BR240835429602F</text:p>
        </text:list-item>
        <text:list-item>
          <text:p text:style-name="P347">BR2432915526658</text:p>
        </text:list-item>
        <text:list-item>
          <text:p text:style-name="P348">BR2481951768577</text:p>
        </text:list-item>
        <text:list-item>
          <text:p text:style-name="P349"><text:span text:style-name="T350">BR243014006246K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style:language-asian="pt" style:country-asian="BR"/>
    </style:style>
    <style:style style:name="T4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5" style:parent-style-name="Fonteparág.padrão" style:family="text">
      <style:text-properties style:language-asian="pt" style:country-asian="BR"/>
    </style:style>
    <style:style style:name="TableColumn7" style:family="table-column">
      <style:table-column-properties style:column-width="0.0527in" style:use-optimal-column-width="false"/>
    </style:style>
    <style:style style:name="TableColumn8" style:family="table-column">
      <style:table-column-properties style:column-width="0.1972in" style:use-optimal-column-width="false"/>
    </style:style>
    <style:style style:name="TableColumn9" style:family="table-column">
      <style:table-column-properties style:column-width="0.8861in" style:use-optimal-column-width="false"/>
    </style:style>
    <style:style style:name="TableColumn10" style:family="table-column">
      <style:table-column-properties style:column-width="0.0527in" style:use-optimal-column-width="false"/>
    </style:style>
    <style:style style:name="TableColumn11" style:family="table-column">
      <style:table-column-properties style:column-width="0.1437in" style:use-optimal-column-width="false"/>
    </style:style>
    <style:style style:name="TableColumn12" style:family="table-column">
      <style:table-column-properties style:column-width="0.2423in" style:use-optimal-column-width="false"/>
    </style:style>
    <style:style style:name="TableColumn13" style:family="table-column">
      <style:table-column-properties style:column-width="0.0986in" style:use-optimal-column-width="false"/>
    </style:style>
    <style:style style:name="TableColumn14" style:family="table-column">
      <style:table-column-properties style:column-width="0.4895in" style:use-optimal-column-width="false"/>
    </style:style>
    <style:style style:name="TableColumn15" style:family="table-column">
      <style:table-column-properties style:column-width="0.0187in" style:use-optimal-column-width="false"/>
    </style:style>
    <style:style style:name="TableColumn16" style:family="table-column">
      <style:table-column-properties style:column-width="0.0895in" style:use-optimal-column-width="false"/>
    </style:style>
    <style:style style:name="TableColumn17" style:family="table-column">
      <style:table-column-properties style:column-width="0.1361in" style:use-optimal-column-width="false"/>
    </style:style>
    <style:style style:name="TableColumn18" style:family="table-column">
      <style:table-column-properties style:column-width="0.0611in" style:use-optimal-column-width="false"/>
    </style:style>
    <style:style style:name="TableColumn19" style:family="table-column">
      <style:table-column-properties style:column-width="0.2951in" style:use-optimal-column-width="false"/>
    </style:style>
    <style:style style:name="TableColumn20" style:family="table-column">
      <style:table-column-properties style:column-width="1.0756in" style:use-optimal-column-width="false"/>
    </style:style>
    <style:style style:name="TableColumn21" style:family="table-column">
      <style:table-column-properties style:column-width="0.1965in" style:use-optimal-column-width="false"/>
    </style:style>
    <style:style style:name="TableColumn22" style:family="table-column">
      <style:table-column-properties style:column-width="0.1201in" style:use-optimal-column-width="false"/>
    </style:style>
    <style:style style:name="TableColumn23" style:family="table-column">
      <style:table-column-properties style:column-width="0.1826in" style:use-optimal-column-width="false"/>
    </style:style>
    <style:style style:name="TableColumn24" style:family="table-column">
      <style:table-column-properties style:column-width="0.5465in" style:use-optimal-column-width="false"/>
    </style:style>
    <style:style style:name="TableColumn25" style:family="table-column">
      <style:table-column-properties style:column-width="0.0895in" style:use-optimal-column-width="false"/>
    </style:style>
    <style:style style:name="TableColumn26" style:family="table-column">
      <style:table-column-properties style:column-width="0.1972in" style:use-optimal-column-width="false"/>
    </style:style>
    <style:style style:name="TableColumn27" style:family="table-column">
      <style:table-column-properties style:column-width="0.2951in" style:use-optimal-column-width="false"/>
    </style:style>
    <style:style style:name="TableColumn28" style:family="table-column">
      <style:table-column-properties style:column-width="1.3923in" style:use-optimal-column-width="false"/>
    </style:style>
    <style:style style:name="TableColumn29" style:family="table-column">
      <style:table-column-properties style:column-width="0.1826in" style:use-optimal-column-width="false"/>
    </style:style>
    <style:style style:name="TableColumn30" style:family="table-column">
      <style:table-column-properties style:column-width="0.8333in" style:use-optimal-column-width="false"/>
    </style:style>
    <style:style style:name="Table6" style:family="table">
      <style:table-properties style:width="7.8756in" fo:margin-left="-0.3006in" table:align="left"/>
    </style:style>
    <style:style style:name="TableRow31" style:family="table-row">
      <style:table-row-properties style:min-row-height="0.1965in" style:use-optimal-row-height="false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P33" style:parent-style-name="LO-Normal" style:family="paragraph">
      <style:paragraph-properties fo:text-align="center" fo:margin-bottom="0in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P35" style:parent-style-name="LO-Normal" style:family="paragraph">
      <style:paragraph-properties fo:text-align="center" fo:margin-bottom="0in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P37" style:parent-style-name="LO-Normal" style:family="paragraph">
      <style:paragraph-properties fo:text-align="center" fo:margin-bottom="0in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LO-Normal" style:family="paragraph">
      <style:paragraph-properties fo:text-align="center" fo:margin-bottom="0in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P41" style:parent-style-name="LO-Normal" style:family="paragraph">
      <style:paragraph-properties fo:text-align="center" fo:margin-bottom="0in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P43" style:parent-style-name="LO-Normal" style:family="paragraph">
      <style:paragraph-properties fo:text-align="center" fo:margin-bottom="0in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P45" style:parent-style-name="LO-Normal" style:family="paragraph">
      <style:paragraph-properties fo:text-align="center" fo:margin-bottom="0in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P47" style:parent-style-name="LO-Normal" style:family="paragraph">
      <style:paragraph-properties fo:text-align="center" fo:margin-bottom="0in"/>
    </style:style>
    <style:style style:name="TableCell48" style:family="table-cell">
      <style:table-cell-properties fo:border="none" style:writing-mode="lr-tb" fo:padding-top="0in" fo:padding-left="0.0069in" fo:padding-bottom="0in" fo:padding-right="0.0069in"/>
    </style:style>
    <style:style style:name="P49" style:parent-style-name="LO-Normal" style:family="paragraph">
      <style:paragraph-properties fo:text-align="center" fo:margin-bottom="0in"/>
    </style:style>
    <style:style style:name="TableCell50" style:family="table-cell">
      <style:table-cell-properties fo:border="none" style:writing-mode="lr-tb" fo:padding-top="0in" fo:padding-left="0.0069in" fo:padding-bottom="0in" fo:padding-right="0.0069in"/>
    </style:style>
    <style:style style:name="P51" style:parent-style-name="LO-Normal" style:family="paragraph">
      <style:paragraph-properties fo:text-align="center" fo:margin-bottom="0in"/>
    </style:style>
    <style:style style:name="TableCell52" style:family="table-cell">
      <style:table-cell-properties fo:border="none" style:writing-mode="lr-tb" fo:padding-top="0in" fo:padding-left="0.0069in" fo:padding-bottom="0in" fo:padding-right="0.0069in"/>
    </style:style>
    <style:style style:name="P53" style:parent-style-name="LO-Normal" style:family="paragraph">
      <style:paragraph-properties fo:text-align="center" fo:margin-bottom="0in"/>
    </style:style>
    <style:style style:name="TableCell54" style:family="table-cell">
      <style:table-cell-properties fo:border="none" style:writing-mode="lr-tb" fo:padding-top="0in" fo:padding-left="0.0069in" fo:padding-bottom="0in" fo:padding-right="0.0069in"/>
    </style:style>
    <style:style style:name="P55" style:parent-style-name="LO-Normal" style:family="paragraph">
      <style:paragraph-properties fo:text-align="center" fo:margin-bottom="0in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P57" style:parent-style-name="LO-Normal" style:family="paragraph">
      <style:paragraph-properties fo:text-align="center" fo:margin-bottom="0in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P59" style:parent-style-name="LO-Normal" style:family="paragraph">
      <style:paragraph-properties fo:text-align="center" fo:margin-bottom="0in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P61" style:parent-style-name="LO-Normal" style:family="paragraph">
      <style:paragraph-properties fo:text-align="center" fo:margin-bottom="0in"/>
    </style:style>
    <style:style style:name="TableRow62" style:family="table-row">
      <style:table-row-properties style:row-height="0.3097in" style:use-optimal-row-height="false"/>
    </style:style>
    <style:style style:name="TableCell63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4" style:parent-style-name="LO-Normal" style:family="paragraph">
      <style:text-properties fo:font-size="9pt" style:font-size-asian="9pt" style:font-size-complex="9pt"/>
    </style:style>
    <style:style style:name="TableCell6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6" style:parent-style-name="LO-Normal" style:family="paragraph">
      <style:paragraph-properties fo:text-align="center" fo:margin-bottom="0in"/>
    </style:style>
    <style:style style:name="TableCell6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8" style:parent-style-name="LO-Normal" style:family="paragraph">
      <style:paragraph-properties fo:margin-bottom="0in"/>
    </style:style>
    <style:style style:name="T69" style:parent-style-name="Fonteparág.padrão" style:family="text">
      <style:text-properties fo:font-size="9pt" style:font-size-asian="9pt" style:font-size-complex="9pt"/>
    </style:style>
    <style:style style:name="TableCell7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1" style:parent-style-name="LO-Normal" style:family="paragraph">
      <style:paragraph-properties fo:text-align="center" fo:margin-bottom="0in"/>
    </style:style>
    <style:style style:name="TableCell7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3" style:parent-style-name="LO-Normal" style:family="paragraph">
      <style:paragraph-properties fo:text-align="center" fo:margin-bottom="0in"/>
    </style:style>
    <style:style style:name="T74" style:parent-style-name="Fonteparág.padrão" style:family="text">
      <style:text-properties fo:font-size="8pt" style:font-size-asian="8pt" style:font-size-complex="9pt"/>
    </style:style>
    <style:style style:name="TableCell7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6" style:parent-style-name="LO-Normal" style:family="paragraph">
      <style:paragraph-properties fo:text-align="center" fo:margin-bottom="0in"/>
    </style:style>
    <style:style style:name="TableCell7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8" style:parent-style-name="LO-Normal" style:family="paragraph">
      <style:paragraph-properties fo:text-align="center" fo:margin-bottom="0in"/>
    </style:style>
    <style:style style:name="T79" style:parent-style-name="Fonteparág.padrão" style:family="text">
      <style:text-properties fo:font-size="8pt" style:font-size-asian="8pt" style:font-size-complex="9pt"/>
    </style:style>
    <style:style style:name="TableCell8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1" style:parent-style-name="LO-Normal" style:family="paragraph">
      <style:paragraph-properties fo:text-align="center" fo:margin-bottom="0in"/>
    </style:style>
    <style:style style:name="TableCell82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3" style:parent-style-name="LO-Normal" style:family="paragraph">
      <style:text-properties fo:font-size="9pt" style:font-size-asian="9pt" style:font-size-complex="9pt"/>
    </style:style>
    <style:style style:name="TableCell84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5" style:parent-style-name="LO-Normal" style:family="paragraph">
      <style:text-properties fo:font-size="9pt" style:font-size-asian="9pt" style:font-size-complex="9pt"/>
    </style:style>
    <style:style style:name="TableRow86" style:family="table-row">
      <style:table-row-properties style:row-height="0.1215in" style:use-optimal-row-height="false"/>
    </style:style>
    <style:style style:name="TableCell87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8" style:parent-style-name="LO-Normal" style:family="paragraph">
      <style:text-properties fo:font-size="9pt" style:font-size-asian="9pt" style:font-size-complex="9pt"/>
    </style:style>
    <style:style style:name="TableCell89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0" style:parent-style-name="LO-Normal" style:family="paragraph">
      <style:text-properties fo:font-size="9pt" style:font-size-asian="9pt" style:font-size-complex="9pt"/>
    </style:style>
    <style:style style:name="TableCell9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text-properties fo:font-size="9pt" style:font-size-asian="9pt" style:font-size-complex="9pt"/>
    </style:style>
    <style:style style:name="TableCell9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4" style:parent-style-name="LO-Normal" style:family="paragraph">
      <style:text-properties fo:font-size="9pt" style:font-size-asian="9pt" style:font-size-complex="9pt"/>
    </style:style>
    <style:style style:name="TableCell9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6" style:parent-style-name="LO-Normal" style:family="paragraph">
      <style:text-properties fo:font-size="9pt" style:font-size-asian="9pt" style:font-size-complex="9pt"/>
    </style:style>
    <style:style style:name="TableCell9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text-properties fo:font-size="9pt" style:font-size-asian="9pt" style:font-size-complex="9pt"/>
    </style:style>
    <style:style style:name="TableCell9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0" style:parent-style-name="LO-Normal" style:family="paragraph">
      <style:text-properties fo:font-size="9pt" style:font-size-asian="9pt" style:font-size-complex="9pt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3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5" style:family="table-column">
      <style:table-column-properties style:column-width="1.575in" style:use-optimal-column-width="false"/>
    </style:style>
    <style:style style:name="TableColumn106" style:family="table-column">
      <style:table-column-properties style:column-width="1.3784in" style:use-optimal-column-width="false"/>
    </style:style>
    <style:style style:name="TableColumn107" style:family="table-column">
      <style:table-column-properties style:column-width="0.8861in" style:use-optimal-column-width="false"/>
    </style:style>
    <style:style style:name="TableColumn108" style:family="table-column">
      <style:table-column-properties style:column-width="0.0527in" style:use-optimal-column-width="false"/>
    </style:style>
    <style:style style:name="TableColumn109" style:family="table-column">
      <style:table-column-properties style:column-width="1.2798in" style:use-optimal-column-width="false"/>
    </style:style>
    <style:style style:name="TableColumn110" style:family="table-column">
      <style:table-column-properties style:column-width="0.2951in" style:use-optimal-column-width="false"/>
    </style:style>
    <style:style style:name="TableColumn111" style:family="table-column">
      <style:table-column-properties style:column-width="1.575in" style:use-optimal-column-width="false"/>
    </style:style>
    <style:style style:name="TableColumn112" style:family="table-column">
      <style:table-column-properties style:column-width="0.8333in" style:use-optimal-column-width="false"/>
    </style:style>
    <style:style style:name="Table104" style:family="table">
      <style:table-properties style:width="7.8756in" fo:margin-left="0in" table:align="left"/>
    </style:style>
    <style:style style:name="TableRow113" style:family="table-row">
      <style:table-row-properties style:min-row-height="0.1298in" style:use-optimal-row-height="false" fo:keep-together="always"/>
    </style:style>
    <style:style style:name="TableCell11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5" style:parent-style-name="LO-Normal" style:family="paragraph">
      <style:paragraph-properties fo:text-align="center" fo:margin-bottom="0in"/>
    </style:style>
    <style:style style:name="T116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7" style:family="table-row">
      <style:table-row-properties style:row-height="0.0694in" style:use-optimal-row-height="false"/>
    </style:style>
    <style:style style:name="TableCell118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9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20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1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2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3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4" style:family="table-row">
      <style:table-row-properties style:min-row-height="0.1576in" style:use-optimal-row-height="false"/>
    </style:style>
    <style:style style:name="TableCell125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6" style:parent-style-name="LO-Normal" style:family="paragraph">
      <style:paragraph-properties fo:text-align="center" fo:margin-bottom="0in"/>
    </style:style>
    <style:style style:name="T127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8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9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3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1" style:parent-style-name="LO-Normal" style:family="paragraph">
      <style:paragraph-properties fo:text-align="center" fo:margin-bottom="0in"/>
    </style:style>
    <style:style style:name="T132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3" style:family="table-row">
      <style:table-row-properties style:min-row-height="0.1972in" style:use-optimal-row-height="false"/>
    </style:style>
    <style:style style:name="TableCell13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5" style:parent-style-name="LO-Normal" style:family="paragraph">
      <style:paragraph-properties fo:margin-bottom="0in"/>
    </style:style>
    <style:style style:name="T13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8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9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0" style:family="table-row">
      <style:table-row-properties style:min-row-height="0.1972in" style:use-optimal-row-height="false"/>
    </style:style>
    <style:style style:name="TableCell141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2" style:parent-style-name="LO-Normal" style:family="paragraph">
      <style:paragraph-properties fo:margin-bottom="0in"/>
    </style:style>
    <style:style style:name="T14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5" style:parent-style-name="LO-Normal" style:family="paragraph">
      <style:paragraph-properties fo:margin-bottom="0in"/>
    </style:style>
    <style:style style:name="T14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7" style:family="table-row">
      <style:table-row-properties style:min-row-height="0.1972in" style:use-optimal-row-height="false"/>
    </style:style>
    <style:style style:name="TableCell14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9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5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1" style:parent-style-name="LO-Normal" style:family="paragraph">
      <style:paragraph-properties fo:margin-bottom="0in"/>
    </style:style>
    <style:style style:name="TableRow152" style:family="table-row">
      <style:table-row-properties style:min-row-height="0.1972in" style:use-optimal-row-height="false"/>
    </style:style>
    <style:style style:name="TableCell153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4" style:parent-style-name="LO-Normal" style:family="paragraph">
      <style:paragraph-properties fo:margin-bottom="0in"/>
    </style:style>
    <style:style style:name="T15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6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7" style:parent-style-name="LO-Normal" style:family="paragraph">
      <style:paragraph-properties fo:margin-bottom="0in"/>
    </style:style>
    <style:style style:name="T15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9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60" style:parent-style-name="LO-Normal" style:family="paragraph">
      <style:paragraph-properties fo:margin-bottom="0in"/>
    </style:style>
    <style:style style:name="T16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2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3" style:parent-style-name="LO-Normal" style:family="paragraph">
      <style:paragraph-properties fo:margin-bottom="0in"/>
    </style:style>
    <style:style style:name="T16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5" style:family="table-row">
      <style:table-row-properties style:min-row-height="0.1972in" style:use-optimal-row-height="false"/>
    </style:style>
    <style:style style:name="TableCell166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7" style:parent-style-name="LO-Normal" style:family="paragraph">
      <style:paragraph-properties fo:margin-bottom="0in"/>
    </style:style>
    <style:style style:name="T16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9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0" style:parent-style-name="LO-Normal" style:family="paragraph">
      <style:paragraph-properties fo:margin-bottom="0in"/>
    </style:style>
    <style:style style:name="T17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2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3" style:parent-style-name="LO-Normal" style:family="paragraph">
      <style:paragraph-properties fo:margin-bottom="0in"/>
    </style:style>
    <style:style style:name="T17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5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6" style:parent-style-name="LO-Normal" style:family="paragraph">
      <style:paragraph-properties fo:margin-bottom="0in"/>
    </style:style>
    <style:style style:name="T17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8" style:family="table-row">
      <style:table-row-properties style:row-height="0.0694in" style:use-optimal-row-height="false"/>
    </style:style>
    <style:style style:name="TableCell17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80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1" style:family="table-row">
      <style:table-row-properties style:row-height="0.1576in" style:use-optimal-row-height="false"/>
    </style:style>
    <style:style style:name="TableCell182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3" style:parent-style-name="LO-Normal" style:family="paragraph">
      <style:paragraph-properties fo:text-align="center" fo:margin-bottom="0in"/>
    </style:style>
    <style:style style:name="T184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5" style:family="table-row">
      <style:table-row-properties style:row-height="0.1576in" style:use-optimal-row-height="false"/>
    </style:style>
    <style:style style:name="TableCell186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7" style:parent-style-name="LO-Normal" style:family="paragraph">
      <style:paragraph-properties fo:text-align="center" fo:margin-bottom="0in"/>
    </style:style>
    <style:style style:name="T188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9" style:parent-style-name="LO-Normal" style:family="paragraph">
      <style:paragraph-properties fo:text-align="center" fo:margin-bottom="0in"/>
    </style:style>
    <style:style style:name="T190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1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2" style:parent-style-name="LO-Normal" style:family="paragraph">
      <style:paragraph-properties fo:text-align="center" fo:margin-bottom="0in"/>
    </style:style>
    <style:style style:name="T193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4" style:parent-style-name="LO-Normal" style:family="paragraph">
      <style:paragraph-properties fo:text-align="center" fo:margin-bottom="0in"/>
    </style:style>
    <style:style style:name="T195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6" style:family="table-row">
      <style:table-row-properties style:row-height="0.1965in" style:use-optimal-row-height="false"/>
    </style:style>
    <style:style style:name="TableCell197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8" style:parent-style-name="LO-Normal" style:family="paragraph">
      <style:paragraph-properties fo:margin-bottom="0in"/>
    </style:style>
    <style:style style:name="TableCell199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200" style:parent-style-name="LO-Normal" style:family="paragraph">
      <style:paragraph-properties fo:text-align="center" fo:margin-bottom="0in"/>
    </style:style>
    <style:style style:name="TableRow201" style:family="table-row">
      <style:table-row-properties style:min-row-height="0.1965in" style:use-optimal-row-height="false"/>
    </style:style>
    <style:style style:name="TableCell202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3" style:parent-style-name="LO-Normal" style:family="paragraph">
      <style:paragraph-properties fo:margin-bottom="0in"/>
    </style:style>
    <style:style style:name="TableCell204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5" style:parent-style-name="LO-Normal" style:family="paragraph">
      <style:paragraph-properties fo:text-align="center" fo:margin-bottom="0in"/>
    </style:style>
    <style:style style:name="P206" style:parent-style-name="LO-Normal" style:family="paragraph">
      <style:paragraph-properties fo:margin-bottom="0in" fo:margin-right="-1.1812in"/>
    </style:style>
    <style:style style:name="T207" style:parent-style-name="Fonteparág.padrão" style:family="text">
      <style:text-properties style:language-asian="pt" style:country-asian="BR"/>
    </style:style>
    <style:style style:name="T208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10" style:family="table-column">
      <style:table-column-properties style:column-width="0.0527in" style:use-optimal-column-width="false"/>
    </style:style>
    <style:style style:name="TableColumn211" style:family="table-column">
      <style:table-column-properties style:column-width="0.1972in" style:use-optimal-column-width="false"/>
    </style:style>
    <style:style style:name="TableColumn212" style:family="table-column">
      <style:table-column-properties style:column-width="0.8861in" style:use-optimal-column-width="false"/>
    </style:style>
    <style:style style:name="TableColumn213" style:family="table-column">
      <style:table-column-properties style:column-width="0.0527in" style:use-optimal-column-width="false"/>
    </style:style>
    <style:style style:name="TableColumn214" style:family="table-column">
      <style:table-column-properties style:column-width="0.1437in" style:use-optimal-column-width="false"/>
    </style:style>
    <style:style style:name="TableColumn215" style:family="table-column">
      <style:table-column-properties style:column-width="0.2423in" style:use-optimal-column-width="false"/>
    </style:style>
    <style:style style:name="TableColumn216" style:family="table-column">
      <style:table-column-properties style:column-width="0.0986in" style:use-optimal-column-width="false"/>
    </style:style>
    <style:style style:name="TableColumn217" style:family="table-column">
      <style:table-column-properties style:column-width="0.4895in" style:use-optimal-column-width="false"/>
    </style:style>
    <style:style style:name="TableColumn218" style:family="table-column">
      <style:table-column-properties style:column-width="0.0187in" style:use-optimal-column-width="false"/>
    </style:style>
    <style:style style:name="TableColumn219" style:family="table-column">
      <style:table-column-properties style:column-width="0.0895in" style:use-optimal-column-width="false"/>
    </style:style>
    <style:style style:name="TableColumn220" style:family="table-column">
      <style:table-column-properties style:column-width="0.1361in" style:use-optimal-column-width="false"/>
    </style:style>
    <style:style style:name="TableColumn221" style:family="table-column">
      <style:table-column-properties style:column-width="0.0611in" style:use-optimal-column-width="false"/>
    </style:style>
    <style:style style:name="TableColumn222" style:family="table-column">
      <style:table-column-properties style:column-width="0.2951in" style:use-optimal-column-width="false"/>
    </style:style>
    <style:style style:name="TableColumn223" style:family="table-column">
      <style:table-column-properties style:column-width="1.0756in" style:use-optimal-column-width="false"/>
    </style:style>
    <style:style style:name="TableColumn224" style:family="table-column">
      <style:table-column-properties style:column-width="0.1965in" style:use-optimal-column-width="false"/>
    </style:style>
    <style:style style:name="TableColumn225" style:family="table-column">
      <style:table-column-properties style:column-width="0.1201in" style:use-optimal-column-width="false"/>
    </style:style>
    <style:style style:name="TableColumn226" style:family="table-column">
      <style:table-column-properties style:column-width="0.1826in" style:use-optimal-column-width="false"/>
    </style:style>
    <style:style style:name="TableColumn227" style:family="table-column">
      <style:table-column-properties style:column-width="0.5465in" style:use-optimal-column-width="false"/>
    </style:style>
    <style:style style:name="TableColumn228" style:family="table-column">
      <style:table-column-properties style:column-width="0.0895in" style:use-optimal-column-width="false"/>
    </style:style>
    <style:style style:name="TableColumn229" style:family="table-column">
      <style:table-column-properties style:column-width="0.1972in" style:use-optimal-column-width="false"/>
    </style:style>
    <style:style style:name="TableColumn230" style:family="table-column">
      <style:table-column-properties style:column-width="0.2951in" style:use-optimal-column-width="false"/>
    </style:style>
    <style:style style:name="TableColumn231" style:family="table-column">
      <style:table-column-properties style:column-width="1.3923in" style:use-optimal-column-width="false"/>
    </style:style>
    <style:style style:name="TableColumn232" style:family="table-column">
      <style:table-column-properties style:column-width="0.1826in" style:use-optimal-column-width="false"/>
    </style:style>
    <style:style style:name="TableColumn233" style:family="table-column">
      <style:table-column-properties style:column-width="0.8333in" style:use-optimal-column-width="false"/>
    </style:style>
    <style:style style:name="Table209" style:family="table">
      <style:table-properties style:width="7.8756in" fo:margin-left="0in" table:align="center"/>
    </style:style>
    <style:style style:name="TableRow234" style:family="table-row">
      <style:table-row-properties style:min-row-height="0.1965in" style:use-optimal-row-height="false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Cell263" style:family="table-cell">
      <style:table-cell-properties fo:border="none" style:writing-mode="lr-tb" fo:padding-top="0in" fo:padding-left="0.0069in" fo:padding-bottom="0in" fo:padding-right="0.0069in"/>
    </style:style>
    <style:style style:name="P264" style:parent-style-name="LO-Normal" style:family="paragraph">
      <style:paragraph-properties fo:text-align="center" fo:margin-bottom="0in"/>
    </style:style>
    <style:style style:name="TableRow265" style:family="table-row">
      <style:table-row-properties style:row-height="0.3097in" style:use-optimal-row-height="false"/>
    </style:style>
    <style:style style:name="TableCell266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7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text-align="center" fo:margin-bottom="0in"/>
    </style:style>
    <style:style style:name="TableCell27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1" style:parent-style-name="LO-Normal" style:family="paragraph">
      <style:paragraph-properties fo:margin-bottom="0in"/>
    </style:style>
    <style:style style:name="T272" style:parent-style-name="Fonteparág.padrão" style:family="text">
      <style:text-properties fo:font-size="9pt" style:font-size-asian="9pt" style:font-size-complex="9pt"/>
    </style:style>
    <style:style style:name="TableCell27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ableCell275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6" style:parent-style-name="LO-Normal" style:family="paragraph">
      <style:paragraph-properties fo:text-align="center" fo:margin-bottom="0in"/>
    </style:style>
    <style:style style:name="T277" style:parent-style-name="Fonteparág.padrão" style:family="text">
      <style:text-properties fo:font-size="8pt" style:font-size-asian="8pt" style:font-size-complex="9pt"/>
    </style:style>
    <style:style style:name="TableCell27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ableCell28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81" style:parent-style-name="LO-Normal" style:family="paragraph">
      <style:paragraph-properties fo:text-align="center" fo:margin-bottom="0in"/>
    </style:style>
    <style:style style:name="T282" style:parent-style-name="Fonteparág.padrão" style:family="text">
      <style:text-properties fo:font-size="8pt" style:font-size-asian="8pt" style:font-size-complex="9pt"/>
    </style:style>
    <style:style style:name="TableCell28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paragraph-properties fo:text-align="center" fo:margin-bottom="0in"/>
    </style:style>
    <style:style style:name="TableCell285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Cell287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8" style:parent-style-name="LO-Normal" style:family="paragraph">
      <style:text-properties fo:font-size="9pt" style:font-size-asian="9pt" style:font-size-complex="9pt"/>
    </style:style>
    <style:style style:name="TableRow289" style:family="table-row">
      <style:table-row-properties style:row-height="0.1597in" style:use-optimal-row-height="false"/>
    </style:style>
    <style:style style:name="TableCell290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text-properties fo:font-size="9pt" style:font-size-asian="9pt" style:font-size-complex="9pt"/>
    </style:style>
    <style:style style:name="TableCell30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5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6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6432" draw:style-name="a0" draw:name="Imagem 10" text:anchor-type="paragraph" svg:x="1.125in" svg:y="-0.21667in" svg:width="1.27067in" svg:height="0.4062in" style:rel-width="scale" style:rel-height="scale"><draw:image xlink:href="media/image1.png" xlink:type="simple" xlink:show="embed" xlink:actuate="onLoad"/><svg:title/><svg:desc/></draw:frame></text:span><text:span text:style-name="T4"><draw:frame draw:z-index="251661312" draw:style-name="a1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5"><draw:connector draw:type="line" svg:x1="-0.32301in" svg:y1="0.36393in" svg:x2="7.59713in" svg:y2="0.36393in" draw:z-index="251659264" draw:id="id0" draw:style-name="a2" draw:name="Conector reto 2" text:anchor-type="paragraph"><svg:title/><svg:desc/></draw:connector></text:span></text:p>
        <table:table table:style-name="Table6">
          <table:table-columns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  <table:table-column table:style-name="TableColumn30"/>
          </table:table-columns>
          <table:table-row table:style-name="TableRow31">
            <table:table-cell table:style-name="TableCell32" table:number-columns-spanned="2">
              <text:p text:style-name="P33"/>
            </table:table-cell>
            <table:covered-table-cell/>
            <table:table-cell table:style-name="TableCell34">
              <text:p text:style-name="P35"/>
            </table:table-cell>
            <table:table-cell table:style-name="TableCell36">
              <text:p text:style-name="P37"/>
            </table:table-cell>
            <table:table-cell table:style-name="TableCell38">
              <text:p text:style-name="P39"/>
            </table:table-cell>
            <table:table-cell table:style-name="TableCell40" table:number-columns-spanned="4">
              <text:p text:style-name="P41"/>
            </table:table-cell>
            <table:covered-table-cell/>
            <table:covered-table-cell/>
            <table:covered-table-cell/>
            <table:table-cell table:style-name="TableCell42">
              <text:p text:style-name="P43"/>
            </table:table-cell>
            <table:table-cell table:style-name="TableCell44" table:number-columns-spanned="2">
              <text:p text:style-name="P45"/>
            </table:table-cell>
            <table:covered-table-cell/>
            <table:table-cell table:style-name="TableCell46">
              <text:p text:style-name="P47"/>
            </table:table-cell>
            <table:table-cell table:style-name="TableCell48" table:number-columns-spanned="3">
              <text:p text:style-name="P49"/>
            </table:table-cell>
            <table:covered-table-cell/>
            <table:covered-table-cell/>
            <table:table-cell table:style-name="TableCell50">
              <text:p text:style-name="P51"/>
            </table:table-cell>
            <table:table-cell table:style-name="TableCell52" table:number-columns-spanned="3">
              <text:p text:style-name="P53"/>
            </table:table-cell>
            <table:covered-table-cell/>
            <table:covered-table-cell/>
            <table:table-cell table:style-name="TableCell54">
              <text:p text:style-name="P55"/>
            </table:table-cell>
            <table:table-cell table:style-name="TableCell56">
              <text:p text:style-name="P57"/>
            </table:table-cell>
            <table:table-cell table:style-name="TableCell58">
              <text:p text:style-name="P59"/>
            </table:table-cell>
            <table:table-cell table:style-name="TableCell60">
              <text:p text:style-name="P61"/>
            </table:table-cell>
          </table:table-row>
          <table:table-row table:style-name="TableRow62">
            <table:table-cell table:style-name="TableCell63">
              <text:p text:style-name="P64"/>
            </table:table-cell>
            <table:table-cell table:style-name="TableCell65" table:number-columns-spanned="5">
              <text:p text:style-name="P66">Arujá</text:p>
            </table:table-cell>
            <table:covered-table-cell/>
            <table:covered-table-cell/>
            <table:covered-table-cell/>
            <table:covered-table-cell/>
            <table:table-cell table:style-name="TableCell67">
              <text:p text:style-name="P68"><text:span text:style-name="T69">,</text:span></text:p>
            </table:table-cell>
            <table:table-cell table:style-name="TableCell70">
              <text:p text:style-name="P71">24</text:p>
            </table:table-cell>
            <table:table-cell table:style-name="TableCell72" table:number-columns-spanned="3">
              <text:p text:style-name="P73"><text:span text:style-name="T74">de</text:span></text:p>
            </table:table-cell>
            <table:covered-table-cell/>
            <table:covered-table-cell/>
            <table:table-cell table:style-name="TableCell75" table:number-columns-spanned="3">
              <text:p text:style-name="P76">Junho</text:p>
            </table:table-cell>
            <table:covered-table-cell/>
            <table:covered-table-cell/>
            <table:table-cell table:style-name="TableCell77">
              <text:p text:style-name="P78"><text:span text:style-name="T79">de</text:span></text:p>
            </table:table-cell>
            <table:table-cell table:style-name="TableCell80" table:number-columns-spanned="3">
              <text:p text:style-name="P81">2024</text:p>
            </table:table-cell>
            <table:covered-table-cell/>
            <table:covered-table-cell/>
            <table:table-cell table:style-name="TableCell82" table:number-rows-spanned="2">
              <text:p text:style-name="P83"/>
            </table:table-cell>
            <table:table-cell table:style-name="TableCell84" table:number-columns-spanned="5">
              <text:p text:style-name="P85"/>
            </table:table-cell>
            <table:covered-table-cell/>
            <table:covered-table-cell/>
            <table:covered-table-cell/>
            <table:covered-table-cell/>
          </table:table-row>
          <table:table-row table:style-name="TableRow86">
            <table:table-cell table:style-name="TableCell87">
              <text:p text:style-name="P88"/>
            </table:table-cell>
            <table:table-cell table:style-name="TableCell89" table:number-columns-spanned="5">
              <text:p text:style-name="P90"/>
            </table:table-cell>
            <table:covered-table-cell/>
            <table:covered-table-cell/>
            <table:covered-table-cell/>
            <table:covered-table-cell/>
            <table:table-cell table:style-name="TableCell91">
              <text:p text:style-name="P92"/>
            </table:table-cell>
            <table:table-cell table:style-name="TableCell93">
              <text:p text:style-name="P94"/>
            </table:table-cell>
            <table:table-cell table:style-name="TableCell95" table:number-columns-spanned="3">
              <text:p text:style-name="P96"/>
            </table:table-cell>
            <table:covered-table-cell/>
            <table:covered-table-cell/>
            <table:table-cell table:style-name="TableCell97" table:number-columns-spanned="3">
              <text:p text:style-name="P98"/>
            </table:table-cell>
            <table:covered-table-cell/>
            <table:covered-table-cell/>
            <table:table-cell table:style-name="TableCell99">
              <text:p text:style-name="P100"/>
            </table:table-cell>
            <table:table-cell table:style-name="TableCell101" table:number-columns-spanned="3">
              <text:p text:style-name="P102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3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4">
          <table:table-columns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  <table:table-column table:style-name="TableColumn112"/>
          </table:table-columns>
          <table:table-row table:style-name="TableRow113">
            <table:table-cell table:style-name="TableCell114" table:number-columns-spanned="8">
              <text:p text:style-name="P115"><text:span text:style-name="T116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7">
            <table:table-cell table:style-name="TableCell118" table:number-columns-spanned="3">
              <text:p text:style-name="P119"/>
            </table:table-cell>
            <table:covered-table-cell/>
            <table:covered-table-cell/>
            <table:table-cell table:style-name="TableCell120">
              <text:p text:style-name="P121"/>
            </table:table-cell>
            <table:table-cell table:style-name="TableCell122" table:number-columns-spanned="4">
              <text:p text:style-name="P123"/>
            </table:table-cell>
            <table:covered-table-cell/>
            <table:covered-table-cell/>
            <table:covered-table-cell/>
          </table:table-row>
          <table:table-row table:style-name="TableRow124">
            <table:table-cell table:style-name="TableCell125" table:number-columns-spanned="3">
              <text:p text:style-name="P126"><text:span text:style-name="T127">R E M E T E N T E</text:span></text:p>
            </table:table-cell>
            <table:covered-table-cell/>
            <table:covered-table-cell/>
            <table:table-cell table:style-name="TableCell128" table:number-rows-spanned="6">
              <text:p text:style-name="P129"/>
            </table:table-cell>
            <table:table-cell table:style-name="TableCell130" table:number-columns-spanned="4">
              <text:p text:style-name="P131"><text:span text:style-name="T132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3">
            <table:table-cell table:style-name="TableCell134" table:number-columns-spanned="3">
              <text:p text:style-name="P135"><text:span text:style-name="T136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7" table:number-columns-spanned="4">
              <text:p text:style-name="P138"><text:span text:style-name="T139">NOME: correios</text:span></text:p>
            </table:table-cell>
            <table:covered-table-cell/>
            <table:covered-table-cell/>
            <table:covered-table-cell/>
          </table:table-row>
          <table:table-row table:style-name="TableRow140">
            <table:table-cell table:style-name="TableCell141" table:number-columns-spanned="3">
              <text:p text:style-name="P142"><text:span text:style-name="T143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4" table:number-columns-spanned="4">
              <text:p text:style-name="P145"><text:span text:style-name="T146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7">
            <table:table-cell table:style-name="TableCell148" table:number-columns-spanned="3">
              <text:p text:style-name="P149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50" table:number-columns-spanned="4">
              <text:p text:style-name="P151"/>
            </table:table-cell>
            <table:covered-table-cell/>
            <table:covered-table-cell/>
            <table:covered-table-cell/>
          </table:table-row>
          <table:table-row table:style-name="TableRow152">
            <table:table-cell table:style-name="TableCell153" table:number-columns-spanned="2">
              <text:p text:style-name="P154"><text:span text:style-name="T155">CIDADE: ARUJÁ</text:span></text:p>
            </table:table-cell>
            <table:covered-table-cell/>
            <table:table-cell table:style-name="TableCell156">
              <text:p text:style-name="P157"><text:span text:style-name="T158">UF: SP</text:span></text:p>
            </table:table-cell>
            <table:covered-table-cell>
              <text:p text:style-name="Normal"/>
            </table:covered-table-cell>
            <table:table-cell table:style-name="TableCell159" table:number-columns-spanned="3">
              <text:p text:style-name="P160"><text:span text:style-name="T161">CIDADE: Itaquaquecetuba</text:span></text:p>
            </table:table-cell>
            <table:covered-table-cell/>
            <table:covered-table-cell/>
            <table:table-cell table:style-name="TableCell162">
              <text:p text:style-name="P163"><text:span text:style-name="T164">UF: <text:s/>SP</text:span></text:p>
            </table:table-cell>
          </table:table-row>
          <table:table-row table:style-name="TableRow165">
            <table:table-cell table:style-name="TableCell166">
              <text:p text:style-name="P167"><text:span text:style-name="T168">CEP: 07401-075</text:span></text:p>
            </table:table-cell>
            <table:table-cell table:style-name="TableCell169" table:number-columns-spanned="2">
              <text:p text:style-name="P170"><text:span text:style-name="T171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2" table:number-columns-spanned="2">
              <text:p text:style-name="P173"><text:span text:style-name="T174">CEP:08589310</text:span></text:p>
            </table:table-cell>
            <table:covered-table-cell/>
            <table:table-cell table:style-name="TableCell175" table:number-columns-spanned="2">
              <text:p text:style-name="P176"><text:span text:style-name="T177">CPF/CNPJ/DOC.ESTRANGEIRO:<text:s/></text:span></text:p>
            </table:table-cell>
            <table:covered-table-cell/>
          </table:table-row>
          <table:table-row table:style-name="TableRow178">
            <table:table-cell table:style-name="TableCell179" table:number-columns-spanned="8">
              <text:p text:style-name="P18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1">
            <table:table-cell table:style-name="TableCell182" table:number-columns-spanned="8">
              <text:p text:style-name="P183"><text:span text:style-name="T184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5">
            <table:table-cell table:style-name="TableCell186" table:number-columns-spanned="5">
              <text:p text:style-name="P187"><text:span text:style-name="T188">RASTREIOS</text:span></text:p>
              <text:p text:style-name="P189"><text:span text:style-name="T190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1" table:number-columns-spanned="3">
              <text:p text:style-name="P192"><text:span text:style-name="T193">DECLARAÇÕES</text:span></text:p>
              <text:p text:style-name="P194"><text:span text:style-name="T195">VALOR</text:span></text:p>
            </table:table-cell>
            <table:covered-table-cell/>
            <table:covered-table-cell/>
          </table:table-row>
          <table:table-row table:style-name="TableRow196">
            <table:table-cell table:style-name="TableCell197" table:number-columns-spanned="5">
              <text:p text:style-name="P198">44<text:s/>Shopee<text:s/>(3°Carro)</text:p>
            </table:table-cell>
            <table:covered-table-cell/>
            <table:covered-table-cell/>
            <table:covered-table-cell/>
            <table:covered-table-cell/>
            <table:table-cell table:style-name="TableCell199" table:number-columns-spanned="3">
              <text:p text:style-name="P200">0</text:p>
            </table:table-cell>
            <table:covered-table-cell/>
            <table:covered-table-cell/>
          </table:table-row>
          <table:table-row table:style-name="TableRow201">
            <table:table-cell table:style-name="TableCell202" table:number-columns-spanned="5">
              <text:p text:style-name="P203"/>
            </table:table-cell>
            <table:covered-table-cell/>
            <table:covered-table-cell/>
            <table:covered-table-cell/>
            <table:covered-table-cell/>
            <table:table-cell table:style-name="TableCell204" table:number-columns-spanned="3">
              <text:p text:style-name="P205"/>
            </table:table-cell>
            <table:covered-table-cell/>
            <table:covered-table-cell/>
          </table:table-row>
        </table:table>
        <text:p text:style-name="P206"><text:span text:style-name="T207"><draw:frame draw:z-index="251665408" draw:style-name="a3" draw:name="Imagem 9" text:anchor-type="paragraph" svg:x="1.21875in" svg:y="-0.24792in" svg:width="1.27685in" svg:height="0.40806in" style:rel-width="scale" style:rel-height="scale"><draw:image xlink:href="media/image3.png" xlink:type="simple" xlink:show="embed" xlink:actuate="onLoad"/><svg:title/><svg:desc>Shopee Logo – PNG e Vetor – Download de Logo</svg:desc></draw:frame></text:span><text:span text:style-name="T208"><draw:frame draw:z-index="251663360" draw:style-name="a4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9">
          <table:table-columns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  <table:table-column table:style-name="TableColumn232"/>
            <table:table-column table:style-name="TableColumn233"/>
          </table:table-columns>
          <table:table-row table:style-name="TableRow234">
            <table:table-cell table:style-name="TableCell235" table:number-columns-spanned="2">
              <text:p text:style-name="P236"/>
            </table:table-cell>
            <table:covered-table-cell/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>
              <text:p text:style-name="P242"/>
            </table:table-cell>
            <table:table-cell table:style-name="TableCell243" table:number-columns-spanned="4">
              <text:p text:style-name="P244"/>
            </table:table-cell>
            <table:covered-table-cell/>
            <table:covered-table-cell/>
            <table:covered-table-cell/>
            <table:table-cell table:style-name="TableCell245">
              <text:p text:style-name="P246"/>
            </table:table-cell>
            <table:table-cell table:style-name="TableCell247" table:number-columns-spanned="2">
              <text:p text:style-name="P248"/>
            </table:table-cell>
            <table:covered-table-cell/>
            <table:table-cell table:style-name="TableCell249">
              <text:p text:style-name="P250"/>
            </table:table-cell>
            <table:table-cell table:style-name="TableCell251" table:number-columns-spanned="3">
              <text:p text:style-name="P252"/>
            </table:table-cell>
            <table:covered-table-cell/>
            <table:covered-table-cell/>
            <table:table-cell table:style-name="TableCell253">
              <text:p text:style-name="P254"/>
            </table:table-cell>
            <table:table-cell table:style-name="TableCell255" table:number-columns-spanned="3">
              <text:p text:style-name="P256"/>
            </table:table-cell>
            <table:covered-table-cell/>
            <table:covered-table-cell/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  <table:table-cell table:style-name="TableCell263">
              <text:p text:style-name="P264"/>
            </table:table-cell>
          </table:table-row>
          <table:table-row table:style-name="TableRow265">
            <table:table-cell table:style-name="TableCell266">
              <text:p text:style-name="LO-Normal"><text:span text:style-name="T267"><draw:connector draw:type="line" svg:x1="-0.0125in" svg:y1="-0.04514in" svg:x2="7.85208in" svg:y2="-0.04514in" draw:z-index="251664384" draw:id="id1" draw:style-name="a5" draw:name="Conector reto 4" text:anchor-type="paragraph"><svg:title/><svg:desc/></draw:connector></text:span></text:p>
            </table:table-cell>
            <table:table-cell table:style-name="TableCell268" table:number-columns-spanned="5">
              <text:p text:style-name="P269">Arujá</text:p>
            </table:table-cell>
            <table:covered-table-cell/>
            <table:covered-table-cell/>
            <table:covered-table-cell/>
            <table:covered-table-cell/>
            <table:table-cell table:style-name="TableCell270">
              <text:p text:style-name="P271"><text:span text:style-name="T272">,</text:span></text:p>
            </table:table-cell>
            <table:table-cell table:style-name="TableCell273">
              <text:p text:style-name="P274">27</text:p>
            </table:table-cell>
            <table:table-cell table:style-name="TableCell275" table:number-columns-spanned="3">
              <text:p text:style-name="P276"><text:span text:style-name="T277">de</text:span></text:p>
            </table:table-cell>
            <table:covered-table-cell/>
            <table:covered-table-cell/>
            <table:table-cell table:style-name="TableCell278" table:number-columns-spanned="3">
              <text:p text:style-name="P279">maio</text:p>
            </table:table-cell>
            <table:covered-table-cell/>
            <table:covered-table-cell/>
            <table:table-cell table:style-name="TableCell280">
              <text:p text:style-name="P281"><text:span text:style-name="T282">de</text:span></text:p>
            </table:table-cell>
            <table:table-cell table:style-name="TableCell283" table:number-columns-spanned="3">
              <text:p text:style-name="P284">2024</text:p>
            </table:table-cell>
            <table:covered-table-cell/>
            <table:covered-table-cell/>
            <table:table-cell table:style-name="TableCell285" table:number-rows-spanned="2">
              <text:p text:style-name="P286"/>
            </table:table-cell>
            <table:table-cell table:style-name="TableCell287" table:number-columns-spanned="5">
              <text:p text:style-name="P288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9">
            <table:table-cell table:style-name="TableCell290">
              <text:p text:style-name="P291"/>
            </table:table-cell>
            <table:table-cell table:style-name="TableCell292" table:number-columns-spanned="5">
              <text:p text:style-name="P293"/>
            </table:table-cell>
            <table:covered-table-cell/>
            <table:covered-table-cell/>
            <table:covered-table-cell/>
            <table:covered-table-cell/>
            <table:table-cell table:style-name="TableCell294">
              <text:p text:style-name="P295"/>
            </table:table-cell>
            <table:table-cell table:style-name="TableCell296">
              <text:p text:style-name="P297"/>
            </table:table-cell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 table:number-columns-spanned="3">
              <text:p text:style-name="P301"/>
            </table:table-cell>
            <table:covered-table-cell/>
            <table:covered-table-cell/>
            <table:table-cell table:style-name="TableCell302">
              <text:p text:style-name="P303"/>
            </table:table-cell>
            <table:table-cell table:style-name="TableCell304" table:number-columns-spanned="3">
              <text:p text:style-name="P305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6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05T19:47:00Z</meta:creation-date>
    <dc:date>2024-07-05T19:47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110" meta:character-count="703" meta:row-count="4" meta:non-whitespace-character-count="594"/>
  </office:meta>
</office:document-meta>
</file>